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5400000B106F40E03B.svm"/>
  <manifest:file-entry manifest:media-type="" manifest:full-path="Pictures/2000000700002A6100000895C3AC559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20" style:family="paragraph" style:parent-style-name="Text_20_body_20_indent">
      <style:paragraph-properties fo:text-align="justify" style:justify-single-word="false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0" style:family="paragraph" style:parent-style-name="Text_20_body_20_indent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1" style:family="paragraph" style:parent-style-name="Heading_20_1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fo:break-before="page" fo:keep-with-next="always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rial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0.5pt" fo:language="pt" fo:country="BR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Serviços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Gerson Rodrigues Pereira<text:line-break/>gerson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Novem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31/10/2007</text:p>
          </table:table-cell>
          <table:table-cell table:style-name="Tabela1.A2" office:value-type="string">
            <text:p text:style-name="P11">0.1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1/11/2007</text:p>
          </table:table-cell>
          <table:table-cell table:style-name="Tabela1.A2" office:value-type="string">
            <text:p text:style-name="P11">0.2</text:p>
          </table:table-cell>
          <table:table-cell table:style-name="Tabela1.A2" office:value-type="string">
            <text:p text:style-name="P11">Alterações na estrutura do documento 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2/11/2007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Refinar documento – revisão geral</text:p>
          </table:table-cell>
          <table:table-cell table:style-name="Tabela1.D2" office:value-type="string">
            <text:p text:style-name="P11">Gerson</text:p>
          </table:table-cell>
        </table:table-row>
      </table:table>
      <text:p text:style-name="P12"/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1. <text:s/>INTRODUÇÃO<text:tab/>4</text:a></text:p>
          <text:p text:style-name="P15"><text:a xlink:type="simple" xlink:href="#2. Envio de email|outline">2. <text:s/>ENVIO DE EMAIL<text:tab/>4</text:a></text:p>
          <text:p text:style-name="P15"><text:a xlink:type="simple" xlink:href="#3. Expressão de Nota Final|outline">3. <text:s/>EXPRESSÃO DE NOTA FINAL<text:tab/>5</text:a></text:p>
          <text:p text:style-name="P15"><text:a xlink:type="simple" xlink:href="#4.Diagramas de Classe|outline">4. DIAGRAMAS DE CLASSE<text:tab/>6</text:a></text:p>
        </text:index-body>
      </text:table-of-content>
      <text:p text:style-name="P16"/>
      <text:p text:style-name="P17"/>
      <text:p text:style-name="P18">Serviços</text:p>
      <text:h text:style-name="P19" text:outline-level="1"><text:s/>Introdução</text:h>
      <text:p text:style-name="P20">Esse pacote de trabalho tem por finalidade principal, prover serviços aos demais componentes do Escola. Foram propostos dois serviços para o Escola 1.0 que são: Envio de Email e Expressão de Nota Final, que podem ser rastreados através do WBS dictionary id: P6, sendo P6.1 e P6.2 respectivamente do repositório do projeto em escola.berlios.de.</text:p>
      <text:p text:style-name="P21"/>
      <text:p text:style-name="P21">Os arquivos resultantes do desenvolvimento deste componente podem ser localizados no repositório SVN do projeto mais especificamente dentro de trunk/componentes/servicos.</text:p>
      <text:p text:style-name="P22"/>
      <text:h text:style-name="P19" text:outline-level="1"><text:s/>Envio de email</text:h>
      <text:p text:style-name="P23"><text:tab/><text:span text:style-name="T4">Serviço onde será possível o envio de e-mail´s pelos outros <text:tab/>componentes do <text:tab/>Escola 1.0, para tanto um arquivo de propriedades é <text:tab/>fornecido <text:tab/>(mail.properties), na instalação, onde serão inseridas as informações do <text:tab/>servidor de e-mail, necessária para o envio do e-mail.</text:span></text:p>
      <text:p text:style-name="P24"><text:tab/></text:p>
      <text:p text:style-name="P24"><text:tab/>Para enviar mensagem via e-mail o componente recebe o endereço de nome <text:tab/>e destino para o qual a mensagem recebida, também fornecida, será <text:tab/>enviada. A mensagem pode ser texto simples ou em formato HTML. Neste <text:tab/>último <text:tab/>caso, um padrão pré-definido será utilizado, bantando apenas <text:tab/>repassar as <text:tab/>informações (parâmetros) para que a mensagem seja montada <text:tab/>e envidada <text:tab/>para o destinatário ou poderá ser fornecido um ou vários <text:tab/><text:span text:style-name="T5">templates</text:span>, <text:tab/>configurável por instalação do Escola 1.0, a partir do qual a <text:tab/>mensagem “final” <text:tab/>será elaborada, conforme informações fornecidas na <text:tab/>requisição de envio.</text:p>
      <text:p text:style-name="P25"/>
      <text:p text:style-name="P26"/>
      <text:h text:style-name="P27" text:outline-level="1"><text:s/><text:span text:style-name="T6">Expressão de Nota Final</text:span></text:h>
      <text:p text:style-name="P23"><text:tab/></text:p>
      <text:p text:style-name="P23"><text:tab/><text:span text:style-name="T4">Serviço responsável por </text:span><text:span text:style-name="T7">validar</text:span><text:span text:style-name="T4"> e </text:span><text:span text:style-name="T7">executar</text:span><text:span text:style-name="T4"> expressões fornecidas para <text:tab/>definição de como uma nota final será obtida em função de outras notas.</text:span></text:p>
      <text:p text:style-name="P28"><text:tab/></text:p>
      <text:p text:style-name="P28"><text:tab/>A validação se encarrega de receber uma expressão, processa-la e retornar <text:tab/>ao requisitante se a expressão é valida ou não.</text:p>
      <text:p text:style-name="P29"><text:tab/></text:p>
      <text:p text:style-name="P29"><text:tab/>A execução da expressão, que na verdade é calcular a nota final do <text:tab/>estudante (Aluno) deverá receber como entrada um código que identifica a <text:tab/>turma e outro código que identifica o aluno. De posse destas informações, a <text:tab/>nota final deverá ser retornada ou a indicação de um <text:tab/>erro, dizendo que não <text:tab/>foi possível retornar a nota final do aluno naquela turma.</text:p>
      <text:p text:style-name="P30"/>
      <text:h text:style-name="P31" text:outline-level="1">Diagramas de Classe</text:h>
      <text:p text:style-name="P32">package: br.ufg.inf.apsi.escola.componentes.servico</text:p>
      <text:p text:style-name="P33"/>
      <text:p text:style-name="P34"><draw:frame draw:style-name="fr1" draw:name="graphics2" text:anchor-type="paragraph" svg:width="5.717cm" svg:height="2.833cm" draw:z-index="1"><draw:image xlink:href="Pictures/200000070000165400000B106F40E03B.svm" xlink:type="simple" xlink:show="embed" xlink:actuate="onLoad"/></draw:frame></text:p>
      <text:p text:style-name="P33"/>
      <text:p text:style-name="P33"/>
      <text:p text:style-name="P33"/>
      <text:p text:style-name="P33"/>
      <text:p text:style-name="P33"><draw:frame draw:style-name="fr1" draw:name="graphics1" text:anchor-type="paragraph" svg:width="10.85cm" svg:height="2.198cm" draw:z-index="2"><draw:image xlink:href="Pictures/2000000700002A6100000895C3AC559B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1" text:outline-level="1">Diagramas de Componentes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style:shadow="none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02/11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 -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5"><text:page-count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7-11-02T16:38:02</dc:date>
    <meta:print-date>2003-09-02T15:56:00</meta:print-date>
    <dc:language>pt-BR</dc:language>
    <meta:editing-cycles>115</meta:editing-cycles>
    <meta:editing-duration>PT6H33M23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7" meta:paragraph-count="62" meta:word-count="451" meta:character-count="2908"/>
  </office:meta>
</office:document-meta>
</file>